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Lien GitHub</text:span></text:p>
      <text:p text:style-name="P1"><text:a xlink:href="https://github.com/FelixRnd/FelixRaynouard_2_04102020"><text:span text:style-name="T2">https://github.com/FelixRnd/FelixRaynouard_2_04102020</text:span></text:a><text:span text:style-name="T3"/></text:p>
      <text:p text:style-name="P1"><text:span text:style-name="T3"/></text:p>
      <text:p text:style-name="P1"><text:span text:style-name="T3">GitHub Pages</text:span></text:p>
      <text:p text:style-name="P1"><text:a xlink:href="https://felixrnd.github.io/FelixRaynouard_2_04102020/"><text:span text:style-name="T4">https://felixrnd.github.io/FelixRaynouard_2_04102020/</text:span></text:a><text:span text:style-name="T5">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